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344pt" style:family="table-row" style:display-name="heightsuit344pt">
      <style:table-row-properties style:row-height="34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344pt">
          <table:table-cell table:style-name="text">
            <text:p>Kerbal Space Program (с https://ru.wikipedia.org/wiki/%D0%90%D0%BD%D0%B3%D0%BB%D0%B8%D0%B9%D1%81%D0%BA%D0%B8%D0%B9_%D1%8F%D0%B7%D1%8B%D0%BA — «Космическая программа Кербала»; https://ru.wikipedia.org/wiki/%D0%90%D0%B1%D0%B1%D1%80%D0%B5%D0%B2%D0%B8%D0%B0%D1%82%D1%83%D1%80%D0%B0 KSP) — компьютерная игра в жанре https://ru.wikipedia.org/wiki/%D0%9A%D0%BE%D1%81%D0%BC%D0%B8%D1%87%D0%B5%D1%81%D0%BA%D0%B8%D0%B9_%D1%81%D0%B8%D0%BC%D1%83%D0%BB%D1%8F%D1%82%D0%BE%D1%80_(%D0%B6%D0%B0%D0%BD%D1%80), разработанная и изданная компанией https://ru.wikipedia.org/wiki/Squad. Игра относится к жанру подлинных космических симуляторов, продолжая реализм таких игр, как https://ru.wikipedia.org/wiki/Apollo_18:_Mission_to_the_Moon и https://ru.wikipedia.org/wiki/Microsoft_Space_Simulatorhttps://ru.wikipedia.org/wiki/Kerbal_Space_Program#.D0.A0.D0.B5.D0.B0.D0.BB.D0.B8.D0.B7.D0.BC_.D0.B8_.D1.84.D0.B8.D0.B7.D0.B8.D1.87.D0.B5.D1.81.D0.BA.D0.B0.D1.8F_.D0.BC.D0.BE.D0.B4.D0.B5.D0.BB.D1.8C.
</text:p>
          </table:table-cell>
        </table:table-row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